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F. de Sola Mende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 February 1874</text:p>
      <text:p text:style-name="P5">Month<text:tab/><text:tab/><text:tab/><text:tab/><text:tab/><text:tab/>Februar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244 West 39</text:span><text:span text:style-name="T2">th</text:span><text:span text:style-name="T1"> St./</text:span></text:p>
      <text:p text:style-name="P3"><text:span text:style-name="T1">New York./</text:span></text:p>
      <text:p text:style-name="P3"><text:span text:style-name="T1">Feb. 3</text:span><text:span text:style-name="T2">rd</text:span><text:span text:style-name="T1"> 74/</text:span></text:p>
      <text:p text:style-name="P2"><text:span text:style-name="T1">Rev. S. Morais/</text:span></text:p>
      <text:p text:style-name="P2"><text:span text:style-name="T1"><text:tab/>Rev. Respected Sir,/</text:span></text:p>
      <text:p text:style-name="P2"><text:span text:style-name="T1"><text:tab/><text:tab/>Allow me/ to acknowledge with many thanks, the receipt of/ your kind letter of welcome! <text:s/>A word of en-/couragement [?] from so tired a/ solider in the good cause as yourself, is best/ calculated to furnish endurance &amp; steadfastness/ to the [?]'s ideal [?]aim. <text:s/>I trust therefore/ you will allow me from time to time the/ privilege of further correspondence with one/ whom the traditions of my family the [?]/ of the world, have taught me to look up to as/ a model for the way I should go./</text:span></text:p>
      <text:p text:style-name="P2"><text:span text:style-name="T1"><text:tab/>With many assurances of deep respect/</text:span></text:p>
      <text:p text:style-name="P2"><text:span text:style-name="T1"><text:tab/><text:tab/>believe me, Rev. Sir,/</text:span></text:p>
      <text:p text:style-name="P2"><text:span text:style-name="T1"><text:tab/><text:tab/><text:tab/>Yours vy Truly/</text:span></text:p>
      <text:p text:style-name="P2"><text:span text:style-name="T1"><text:tab/><text:tab/><text:tab/>F. de Sola Mend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1:38:05</meta:creation-date>
    <dc:date>2009-05-21T11:45:31</dc:date>
    <dc:language>en-US</dc:language>
    <meta:editing-cycles>2</meta:editing-cycles>
    <meta:editing-duration>PT7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86" meta:character-count="1948"/>
  </office:meta>
</office:document-meta>
</file>